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bold" officeooo:rsid="0018cadc" officeooo:paragraph-rsid="0018cadc" style:font-weight-asian="bold" style:font-weight-complex="bold"/>
    </style:style>
    <style:style style:name="P2" style:family="paragraph" style:parent-style-name="Standard">
      <style:text-properties officeooo:rsid="003f9224" officeooo:paragraph-rsid="003b6de8"/>
    </style:style>
    <style:style style:name="P3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normal" officeooo:rsid="002bea54" officeooo:paragraph-rsid="0018cadc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902in" style:auto-text-indent="false" style:page-number="auto" fo:background-color="transparent">
        <style:tab-stops>
          <style:tab-stop style:position="0.4689in"/>
          <style:tab-stop style:position="0.4898in"/>
        </style:tab-stops>
      </style:paragraph-properties>
      <style:text-properties fo:language="ru" fo:country="RU" fo:font-weight="normal" officeooo:rsid="0043c33b" officeooo:paragraph-rsid="0043c33b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902in" style:auto-text-indent="false" fo:background-color="transparent">
        <style:tab-stops>
          <style:tab-stop style:position="0.4689in"/>
          <style:tab-stop style:position="0.4898in"/>
        </style:tab-stops>
      </style:paragraph-properties>
      <style:text-properties fo:language="ru" fo:country="RU" fo:font-weight="normal" officeooo:rsid="0043c33b" officeooo:paragraph-rsid="0043c33b" style:font-weight-asian="normal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902in" style:auto-text-indent="false" style:page-number="auto" fo:background-color="transparent">
        <style:tab-stops>
          <style:tab-stop style:position="0.4689in"/>
          <style:tab-stop style:position="0.4898in"/>
        </style:tab-stops>
      </style:paragraph-properties>
      <style:text-properties fo:language="ru" fo:country="RU" fo:font-weight="normal" officeooo:rsid="0043c33b" officeooo:paragraph-rsid="0043c33b" style:font-weight-asian="normal" style:font-weight-complex="normal"/>
    </style:style>
    <style:style style:name="T1" style:family="text">
      <style:text-properties fo:font-weight="normal" officeooo:rsid="002bea54" style:font-weight-asian="normal" style:font-weight-complex="normal"/>
    </style:style>
    <style:style style:name="T2" style:family="text">
      <style:text-properties fo:font-weight="normal" officeooo:rsid="0039742d" style:font-weight-asian="normal" style:font-weight-complex="normal"/>
    </style:style>
    <style:style style:name="T3" style:family="text">
      <style:text-properties officeooo:rsid="0043c3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. <text:span text:style-name="T1">В прикладной области «Автостоянка» выполнить следующие </text:span><text:span text:style-name="T2">запросы</text:span><text:span text:style-name="T1">:</text:span></text:p>
      <text:p text:style-name="P3">- <text:span text:style-name="T3">Создать несколько простых и материализованных представлений и включить их в базу данных;</text:span></text:p>
      <text:p text:style-name="P3">- <text:span text:style-name="T3">Сформировать три запроса к этим представления:</text:span></text:p>
      <text:p text:style-name="P4">1) запрос на выборку, содержащий вложенный запрос;</text:p>
      <text:p text:style-name="P4">2) запрос на выборку, в котором реализована группировка данных и простая сортировка;</text:p>
      <text:p text:style-name="P5">3) запрос на выборку, в котором реализована группировка данных и многоуровневая сортировка.</text:p>
      <text:p text:style-name="P1">Решение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text-indent="1.1799in" style:auto-text-indent="false">
        <style:tab-stops>
          <style:tab-stop style:position="0.0465in"/>
        </style:tab-stops>
      </style:paragraph-properties>
      <style:text-properties fo:font-size="14pt" officeooo:rsid="002021a6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loext:graphic-properties draw:fill="none" draw:fill-color="#729fcf"/>
      <style:paragraph-properties fo:margin-left="0in" fo:margin-right="0in" fo:margin-top="0.0835in" fo:margin-bottom="0.0835in" style:contextual-spacing="false" fo:text-align="center" style:justify-single-word="false" fo:text-indent="0in" style:auto-text-indent="false" fo:background-color="transparent" text:number-lines="false" text:line-number="0"/>
      <style:text-properties fo:font-size="14pt" fo:font-style="normal" style:font-size-asian="14pt" style:font-style-asian="normal" style:font-name-complex="Noto Sans Devanagari" style:font-family-complex="'Noto Sans Devanagari'" style:font-family-generic-complex="swiss" style:font-size-complex="14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Code_20_Insert" style:display-name="Code Insert" style:family="paragraph" style:parent-style-name="Standard">
      <loext:graphic-properties draw:fill="none" draw:fill-color="#729fcf"/>
      <style:paragraph-properties fo:margin-left="0in" fo:margin-right="0in" fo:line-height="100%" fo:text-indent="0in" style:auto-text-indent="false" fo:background-color="transparent"/>
      <style:text-properties style:font-name="DejaVu Sans" fo:font-family="'DejaVu Sans'" style:font-style-name="Regular" style:font-family-generic="swiss" style:font-pitch="variable" fo:font-size="11pt" fo:language="zxx" fo:country="none" style:font-size-asian="11pt" style:font-size-complex="11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3:42:50.023146512</meta:creation-date>
    <meta:generator>LibreOffice/24.2.5.2$Linux_X86_64 LibreOffice_project/420$Build-2</meta:generator>
    <dc:date>2024-10-09T13:34:16.332856788</dc:date>
    <meta:editing-duration>P3DT1H46M46S</meta:editing-duration>
    <meta:editing-cycles>26</meta:editing-cycles>
    <meta:print-date>2024-09-14T16:46:17.633254926</meta:print-date>
    <meta:printed-by>PDF files</meta:printed-by>
    <meta:document-statistic meta:table-count="0" meta:image-count="0" meta:object-count="0" meta:page-count="1" meta:paragraph-count="7" meta:word-count="60" meta:character-count="443" meta:non-whitespace-character-count="390"/>
  </office:meta>
</office:document-meta>
</file>